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Droid Sans" fo:font-size="12pt" style:font-name-asian="Droid Sans1" style:font-size-asian="12pt" style:font-name-complex="Droid Sans1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Droid Sans" fo:font-size="12pt" fo:font-weight="bold" style:font-name-asian="Droid Sans1" style:font-size-asian="12pt" style:font-weight-asian="bold" style:font-name-complex="Droid Sans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Droid Sans" fo:font-size="12pt" fo:font-weight="bold" officeooo:rsid="00204399" officeooo:paragraph-rsid="00204399" style:font-name-asian="Droid Sans1" style:font-size-asian="12pt" style:font-weight-asian="bold" style:font-name-complex="Droid Sans1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  <style:text-properties style:font-name="Droid Sans" fo:font-size="12pt" fo:font-weight="bold" officeooo:rsid="00204399" officeooo:paragraph-rsid="00204399" style:font-name-asian="Droid Sans1" style:font-size-asian="12pt" style:font-weight-asian="bold" style:font-name-complex="Droid Sans1" style:font-size-complex="12pt"/>
    </style:style>
    <style:style style:name="T1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2" style:family="text">
      <style:text-properties style:font-name="Droid Sans" fo:font-size="12pt" officeooo:rsid="002280b5" style:font-name-asian="Droid Sans1" style:font-size-asian="12pt" style:font-name-complex="Droid Sans1" style:font-size-complex="12pt"/>
    </style:style>
    <style:style style:name="T3" style:family="text">
      <style:text-properties style:font-name="Droid Sans" fo:font-size="12pt" fo:font-style="italic" style:font-name-asian="Droid Sans1" style:font-size-asian="12pt" style:font-style-asian="italic" style:font-name-complex="Droid Sans1" style:font-size-complex="12pt"/>
    </style:style>
    <style:style style:name="T4" style:family="text">
      <style:text-properties fo:color="#1155cc"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  <style:style style:name="T5" style:family="text">
      <style:text-properties officeooo:rsid="0021d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 for AWS EC2 instance using custom f25 weather V2 image</text:p>
      <text:p text:style-name="P4">24/5/2017</text:p>
      <text:p text:style-name="P3"/>
      <text:p text:style-name="P3">repos</text:p>
      <text:p text:style-name="P2">http://rpmfusion.org/Configuration</text:p>
      <text:p text:style-name="P2">sudo dnf install git lz4 gcc-c++ gcc-gfortran libXt lftp awscli cmake make wget nano unzip ncurses-compat-libs.x86_64 libXext screen</text:p>
      <text:p text:style-name="P2"/>
      <text:p text:style-name="P3">hdf</text:p>
      <text:p text:style-name="P1"><text:span text:style-name="T1">Download source tar.gz from homepage. </text:span><text:span text:style-name="T2">Version 1.8.14</text:span><text:span text:style-name="T1"> </text:span><text:a xlink:type="simple" xlink:href="https://www.hdfgroup.org/HDF5/release/obtainsrc.html#conf" text:style-name="Internet_20_link" text:visited-style-name="Visited_20_Internet_20_Link"><text:span text:style-name="T4">https://www.hdfgroup.org/HDF5/release/obtainsrc.html#conf</text:span></text:a></text:p>
      <text:p text:style-name="P2">./configure --prefix=/usr/local/hdf5 --enable-fortran --enable-cxx</text:p>
      <text:p text:style-name="P2">make &amp;&amp; sudo make install</text:p>
      <text:p text:style-name="P2"/>
      <text:p text:style-name="P3">read_json.cpp</text:p>
      <text:p text:style-name="P2">Required c++ json library</text:p>
      <text:p text:style-name="P1"><text:a xlink:type="simple" xlink:href="https://github.com/nlohmann/json" text:style-name="Internet_20_link" text:visited-style-name="Visited_20_Internet_20_Link"><text:span text:style-name="T4">https://github.com/nlohmann/json</text:span></text:a></text:p>
      <text:p text:style-name="P2">Git clone</text:p>
      <text:p text:style-name="P2">mkdir build</text:p>
      <text:p text:style-name="P2">cmake ..</text:p>
      <text:p text:style-name="P2">make</text:p>
      <text:p text:style-name="P2">sudo make install</text:p>
      <text:p text:style-name="P2">Change cpp file include to full path in matlab code binary folder</text:p>
      <text:p text:style-name="P2"/>
      <text:p text:style-name="P3">Append paths</text:p>
      <text:p text:style-name="P2">Append PATH in ~/.bash_profile to PATH=$PATH:/usr/local/hdf5/<text:span text:style-name="T5">lib</text:span>:/usr/local/lib</text:p>
      <text:p text:style-name="P2">source ~/.bash_profile</text:p>
      <text:p text:style-name="P2"/>
      <text:p text:style-name="P1"><text:span text:style-name="T1">If you've already run ldconfig after building the library, keep reading. If not,</text:span><text:a xlink:type="simple" xlink:href="http://linux.die.net/man/8/ldconfig" text:style-name="Internet_20_link" text:visited-style-name="Visited_20_Internet_20_Link"><text:span text:style-name="T1"> </text:span></text:a><text:a xlink:type="simple" xlink:href="http://linux.die.net/man/8/ldconfig" text:style-name="Internet_20_link" text:visited-style-name="Visited_20_Internet_20_Link"><text:span text:style-name="T4">read aboout ldconfig</text:span></text:a><text:span text:style-name="T1"> first.</text:span></text:p>
      <text:p text:style-name="P2">/usr/local/lib might not be in the library path that ldconfig uses. You can just do this:</text:p>
      <text:p text:style-name="P2">ldconfig /usr/local/lib<text:line-break/></text:p>
      <text:p text:style-name="P2">And the stuff should be added to the linker cache, but it is probably better to add the path properly. Make sure you have a /etc/ld.so.conf.d directory. If so add a file (call it "usr-local.conf", or whatever), and put one line in it:</text:p>
      <text:p text:style-name="P2">/usr/local/lib<text:line-break/></text:p>
      <text:p text:style-name="P1"><text:span text:style-name="T1">Now run ldconfig. If you don't have the ld.so.conf.d directory, you should have a /etc/ld.so.conf </text:span><text:span text:style-name="T3">file</text:span><text:span text:style-name="T1"> and you can add that line to the end of it.</text:span></text:p>
      <text:p text:style-name="P2"/>
      <text:p text:style-name="P2"><text:soft-page-break/></text:p>
      <text:p text:style-name="P3">Install bom utils</text:p>
      <text:p text:style-name="P2">Create link back to binary sudo ln -s /home/ec2-user/utils/rapic/build/rapic_to_odim /usr/local/bin/rapic_to_odim</text:p>
      <text:p text:style-name="P2">sudo ldconfig</text:p>
      <text:p text:style-name="P2"/>
      <text:p text:style-name="P3">MCR</text:p>
      <text:p text:style-name="P2">scp and unzip correct version into target folder</text:p>
      <text:p text:style-name="P2">sudo ./install -mode silent -agreeToLicense yes</text:p>
      <text:p text:style-name="P2"/>
      <text:p text:style-name="P3">aws configuire</text:p>
      <text:p text:style-name="P2"/>
      <text:p text:style-name="P3">Run build/scp script</text:p>
      <text:p text:style-name="P2"/>
      <text:p text:style-name="P3">Untar</text:p>
      <text:p text:style-name="P2">tar -xf filename.tar</text:p>
      <text:p text:style-name="P2"/>
      <text:p text:style-name="P3">Run Script</text:p>
      <text:p text:style-name="P2">./run_s3_rapic_to_odimh5_type1.sh /usr/local/MATLAB/MATLAB_Runtime/v91/</text:p>
      <text:p text:style-name="P2"/>
      <text:p text:style-name="P3">To fix mex issue</text:p>
      <text:p text:style-name="P2"/>
      <text:p text:style-name="P2">sudo ln -sf /usr/lib64/libstdc++.so.6 /usr/local/MATLAB/MATLAB_Runtime/v91/bin/glnxa64/libstdc++.so.6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4-27T16:50:36.196148915</dc:date>
    <meta:editing-duration>PT1H7M29S</meta:editing-duration>
    <meta:editing-cycles>3</meta:editing-cycles>
    <meta:document-statistic meta:table-count="0" meta:image-count="0" meta:object-count="0" meta:page-count="2" meta:paragraph-count="41" meta:word-count="249" meta:character-count="1856" meta:non-whitespace-character-count="1649"/>
  </office:meta>
</office:document-meta>
</file>